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6d8c3" officeooo:paragraph-rsid="0006d8c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8pt" officeooo:rsid="00059545" officeooo:paragraph-rsid="00059545" style:font-size-asian="15.75pt" style:font-size-complex="18pt"/>
    </style:style>
    <style:style style:name="P3" style:family="paragraph" style:parent-style-name="Standard">
      <style:text-properties fo:font-size="18pt" officeooo:rsid="00059545" officeooo:paragraph-rsid="0005d49a" style:font-size-asian="15.75pt" style:font-size-complex="18pt"/>
    </style:style>
    <style:style style:name="P4" style:family="paragraph" style:parent-style-name="Standard">
      <style:text-properties fo:font-size="18pt" officeooo:rsid="0005d49a" officeooo:paragraph-rsid="0005d49a" style:font-size-asian="15.75pt" style:font-size-complex="18pt"/>
    </style:style>
    <style:style style:name="P5" style:family="paragraph" style:parent-style-name="Standard">
      <style:text-properties fo:font-size="18pt" fo:font-weight="bold" officeooo:rsid="0005d49a" officeooo:paragraph-rsid="0005d49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59545" officeooo:paragraph-rsid="0005d49a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05d49a" officeooo:paragraph-rsid="0005d49a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d8c3" officeooo:paragraph-rsid="0006d8c3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9545" officeooo:paragraph-rsid="0005954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d49a" officeooo:paragraph-rsid="0005d49a" style:font-size-asian="15.75pt" style:font-weight-asian="bold" style:font-size-complex="18pt" style:font-weight-complex="bold"/>
    </style:style>
    <style:style style:name="T1" style:family="text">
      <style:text-properties fo:font-size="26pt" fo:font-weight="bold" officeooo:rsid="00059545" style:font-size-asian="26pt" style:font-weight-asian="bold" style:font-size-complex="26pt" style:font-weight-complex="bold"/>
    </style:style>
    <style:style style:name="T2" style:family="text">
      <style:text-properties officeooo:rsid="0005d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7"/>TELNET SERVER IN CENTOS</text:span></text:p>
      <text:p text:style-name="P1"/>
      <text:p text:style-name="P9">what is Telnet:</text:p>
      <text:p text:style-name="P2"/>
      <text:p text:style-name="P2">Telnet is a network protocol that is used to connect to remote computer over TCP/IP based network .<text:span text:style-name="T2">it use port 23 by default</text:span>.Its basically used for remote administration .when you connect to the other computer with telnet it will allow you to communicate with the host from your local system.</text:p>
      <text:p text:style-name="P2"/>
      <text:p text:style-name="P9">Problem with Telnet:</text:p>
      <text:p text:style-name="P2"/>
      <text:p text:style-name="P2">There are some security vulnerability in telnet Because</text:p>
      <text:p text:style-name="P3">→ It Transmit login data in a clear format .Its not encrypted. <text:span text:style-name="T2">Everything issent in plain text</text:span></text:p>
      <text:p text:style-name="P3"><text:span text:style-name="T2">→ it is nor recommended to use telnet over public network (WAN)</text:span></text:p>
      <text:p text:style-name="P3"/>
      <text:p text:style-name="P3"><text:span text:style-name="T2">→ better alternative is the SSH which is encrypted.</text:span></text:p>
      <text:p text:style-name="P3"/>
      <text:p text:style-name="P3"><text:span text:style-name="T2"><text:s/></text:span><text:s/></text:p>
      <text:p text:style-name="P10">Telnet serevr install (server side configuration steps)</text:p>
      <text:p text:style-name="P3"/>
      <text:p text:style-name="P4">1) install the telnet client and the telnet server</text:p>
      <text:p text:style-name="P4"/>
      <text:p text:style-name="P5">=&gt; yum install telnet telnet-server</text:p>
      <text:p text:style-name="P5"/>
      <text:p text:style-name="P4">2) enable the telnet service in boot time </text:p>
      <text:p text:style-name="P4"/>
      <text:p text:style-name="P5">=&gt; systemctl enable telnet.socket</text:p>
      <text:p text:style-name="P5">=&gt; systemctl start telnet.socket</text:p>
      <text:p text:style-name="P5"/>
      <text:p text:style-name="P4"><text:soft-page-break/></text:p>
      <text:p text:style-name="P4">3) Enable Telnet in Firewall </text:p>
      <text:p text:style-name="P4"/>
      <text:p text:style-name="P5">=&gt; firewall-cmd –premanent --add-port=23/tcp</text:p>
      <text:p text:style-name="P5">=&gt; firewall-cmd --reload</text:p>
      <text:p text:style-name="P5"/>
      <text:p text:style-name="P5"/>
      <text:p text:style-name="P4">4) Create user [root login is disabled by default] </text:p>
      <text:p text:style-name="P4"/>
      <text:p text:style-name="P5">=&gt; useradd &lt;user_name&gt;</text:p>
      <text:p text:style-name="P5">=&gt; passwd &lt;user_name&gt;</text:p>
      <text:p text:style-name="P5"/>
      <text:p text:style-name="P5">This is the end of server side configuration</text:p>
      <text:p text:style-name="P5"/>
      <text:p text:style-name="P5"/>
      <text:p text:style-name="P5"/>
      <text:p text:style-name="P10">Telnet <text:s/>install (Client side configuration steps)</text:p>
      <text:p text:style-name="P6"/>
      <text:p text:style-name="P6"/>
      <text:p text:style-name="P4">1) install the telnet client </text:p>
      <text:p text:style-name="P5">=&gt; yum install telnet </text:p>
      <text:p text:style-name="P5"/>
      <text:p text:style-name="P7">2) Connect to the system</text:p>
      <text:p text:style-name="P5"/>
      <text:p text:style-name="P5">=&gt;telnet &lt;server_ip_address&gt;</text:p>
      <text:p text:style-name="P5"/>
      <text:p text:style-name="P5">example:</text:p>
      <text:p text:style-name="P5"/>
      <text:p text:style-name="P5">=&gt;telnet 192.168.0.100</text:p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7:05:44.733178642</meta:creation-date>
    <dc:date>2019-08-25T07:25:52.145712584</dc:date>
    <meta:editing-duration>PT9M47S</meta:editing-duration>
    <meta:editing-cycles>1</meta:editing-cycles>
    <meta:document-statistic meta:table-count="0" meta:image-count="0" meta:object-count="0" meta:page-count="3" meta:paragraph-count="29" meta:word-count="205" meta:character-count="1286" meta:non-whitespace-character-count="1096"/>
    <meta:generator>LibreOffice/6.0.7.3$Linux_X86_64 LibreOffice_project/00m0$Build-3</meta:generator>
  </office:meta>
</office:document-meta>
</file>